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nux Libertine" svg:font-family="'Linux Libertine', Georgia, Times, 'Source Serif Pro', serif"/>
    <style:font-face style:name="OpenSymbol" svg:font-family="OpenSymbol"/>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4586"/>
    </style:style>
    <style:style style:name="P2" style:family="paragraph" style:parent-style-name="Standard">
      <style:paragraph-properties style:border-line-width-bottom="0.002cm 0.035cm 0.002cm" fo:padding="0.074cm" fo:border-left="none" fo:border-right="none" fo:border-top="none" fo:border-bottom="0.039cm double #000000" style:join-border="false"/>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style:font-name="Arial" fo:font-size="12pt" style:font-size-asian="12pt" style:font-size-complex="12pt"/>
    </style:style>
    <style:style style:name="P5" style:family="paragraph" style:parent-style-name="Text_20_body">
      <style:text-properties fo:font-variant="normal" fo:text-transform="none" style:font-name="Arial" fo:font-size="12pt" fo:letter-spacing="normal" fo:font-style="normal" fo:font-weight="normal" style:font-size-asian="12pt" style:font-size-complex="12pt"/>
    </style:style>
    <style:style style:name="P6" style:family="paragraph" style:parent-style-name="Text_20_body">
      <style:paragraph-properties fo:padding="0cm" fo:border="none"/>
    </style:style>
    <style:style style:name="P7" style:family="paragraph" style:parent-style-name="Text_20_body">
      <style:paragraph-properties fo:margin-left="0cm" fo:margin-right="0cm" fo:orphans="2" fo:widows="2" fo:text-indent="0cm" style:auto-text-indent="false"/>
    </style:style>
    <style:style style:name="P8" style:family="paragraph" style:parent-style-name="Text_20_body">
      <style:paragraph-properties fo:margin-left="0cm" fo:margin-right="0cm" fo:orphans="2" fo:widows="2" fo:text-indent="0cm" style:auto-text-indent="false"/>
      <style:text-properties fo:font-variant="normal" fo:text-transform="none" fo:color="#202122" style:font-name="sans-serif" fo:font-size="12pt" fo:letter-spacing="normal" fo:font-style="normal" fo:font-weight="normal"/>
    </style:style>
    <style:style style:name="P9" style:family="paragraph" style:parent-style-name="Text_20_body">
      <style:paragraph-properties fo:margin-left="0cm" fo:margin-right="0cm" fo:line-height="100%" fo:orphans="2" fo:widows="2" fo:text-indent="0cm" style:auto-text-indent="false"/>
    </style:style>
    <style:style style:name="P10" style:family="paragraph" style:parent-style-name="Heading_20_1">
      <style:text-properties fo:font-variant="normal" fo:text-transform="none" style:font-name="Arial" fo:font-size="12pt" fo:letter-spacing="normal" fo:font-style="normal" fo:font-weight="normal" style:font-size-asian="12pt" style:font-size-complex="12pt"/>
    </style:style>
    <style:style style:name="P11" style:family="paragraph" style:parent-style-name="Standard" style:list-style-name="L18">
      <style:text-properties fo:color="#004586"/>
    </style:style>
    <style:style style:name="P12" style:family="paragraph" style:parent-style-name="Standard" style:list-style-name="L18">
      <style:text-properties fo:color="#004586" fo:font-weight="bold" style:font-weight-asian="bold" style:font-weight-complex="bold"/>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9"/>
    <style:style style:name="P31" style:family="paragraph" style:parent-style-name="Text_20_body">
      <style:text-properties fo:color="#ff0066" fo:font-weight="bold" style:font-weight-asian="bold" style:font-weight-complex="bold"/>
    </style:style>
    <style:style style:name="P32" style:family="paragraph" style:parent-style-name="Text_20_body" style:list-style-name="L10">
      <style:paragraph-properties fo:margin-top="0cm" fo:margin-bottom="0cm"/>
    </style:style>
    <style:style style:name="P33" style:family="paragraph" style:parent-style-name="Text_20_body" style:list-style-name="L11">
      <style:paragraph-properties fo:margin-top="0cm" fo:margin-bottom="0cm"/>
    </style:style>
    <style:style style:name="P34" style:family="paragraph" style:parent-style-name="Text_20_body" style:list-style-name="L12">
      <style:paragraph-properties fo:margin-top="0cm" fo:margin-bottom="0cm"/>
    </style:style>
    <style:style style:name="P35" style:family="paragraph" style:parent-style-name="Text_20_body" style:list-style-name="L13">
      <style:paragraph-properties fo:margin-top="0cm" fo:margin-bottom="0cm"/>
    </style:style>
    <style:style style:name="P36" style:family="paragraph" style:parent-style-name="Text_20_body" style:list-style-name="L14">
      <style:paragraph-properties fo:margin-top="0cm" fo:margin-bottom="0cm"/>
    </style:style>
    <style:style style:name="P37" style:family="paragraph" style:parent-style-name="Text_20_body" style:list-style-name="L15">
      <style:paragraph-properties fo:margin-top="0cm" fo:margin-bottom="0cm"/>
    </style:style>
    <style:style style:name="P38" style:family="paragraph" style:parent-style-name="Text_20_body" style:list-style-name="L16">
      <style:paragraph-properties fo:margin-top="0cm" fo:margin-bottom="0cm"/>
    </style:style>
    <style:style style:name="P39" style:family="paragraph" style:parent-style-name="Text_20_body" style:list-style-name="L17">
      <style:paragraph-properties fo:margin-top="0cm" fo:margin-bottom="0cm"/>
    </style:style>
    <style:style style:name="P40" style:family="paragraph" style:parent-style-name="Text_20_body" style:list-style-name="L19">
      <style:paragraph-properties fo:margin-top="0cm" fo:margin-bottom="0cm"/>
    </style:style>
    <style:style style:name="T1" style:family="text">
      <style:text-properties fo:font-variant="normal" fo:text-transform="none" style:font-name="Linux Libertine" fo:letter-spacing="normal" fo:font-style="normal" fo:font-weight="normal"/>
    </style:style>
    <style:style style:name="T2" style:family="text">
      <style:text-properties fo:font-variant="normal" fo:text-transform="none" style:font-name="Arial" fo:font-size="12pt" fo:letter-spacing="normal" fo:font-style="normal" fo:font-weight="normal" style:font-size-asian="12pt" style:font-size-complex="12pt"/>
    </style:style>
    <style:style style:name="T3" style:family="text">
      <style:text-properties fo:font-variant="normal" fo:text-transform="none" style:text-line-through-style="none" style:font-name="sans-serif" fo:font-size="12pt" fo:letter-spacing="normal" fo:font-style="normal" style:text-underline-style="none" fo:font-weight="normal" style:text-blinking="false"/>
    </style:style>
    <style:style style:name="T4" style:family="text">
      <style:text-properties fo:font-variant="normal" fo:text-transform="none" style:font-name="sans-serif" fo:font-size="12pt" fo:letter-spacing="normal" fo:font-style="normal" fo:font-weight="normal"/>
    </style:style>
    <style:style style:name="T5" style:family="text">
      <style:text-properties fo:font-variant="normal" fo:text-transform="none" fo:color="#202122" style:font-name="sans-serif" fo:font-size="12pt" fo:letter-spacing="normal" fo:font-style="normal" fo:font-weight="normal"/>
    </style:style>
    <style:style style:name="T6" style:family="text">
      <style:text-properties fo:font-variant="normal" fo:text-transform="none" fo:color="#202122" style:text-line-through-style="none" style:font-name="sans-serif" fo:font-size="12pt" fo:letter-spacing="normal" fo:font-style="normal" style:text-underline-style="none" fo:font-weight="normal" style:text-blinking="false"/>
    </style:style>
    <style:style style:name="T7" style:family="text">
      <style:text-properties fo:font-variant="normal" fo:text-transform="none" fo:color="#202122" style:text-line-through-style="none" style:font-name="sans-serif" fo:font-size="12pt" fo:letter-spacing="normal" fo:font-style="normal" style:text-underline-style="none" fo:font-weight="normal" style:text-blinking="false" fo:background-color="transparent"/>
    </style:style>
    <style:style style:name="T8" style:family="text">
      <style:text-properties fo:font-variant="normal" fo:text-transform="none" fo:color="#202122" style:text-line-through-style="none" style:font-name="sans-serif" fo:font-size="9pt" fo:letter-spacing="normal" fo:font-style="normal" style:text-underline-style="none" fo:font-weight="normal" style:text-blinking="false"/>
    </style:style>
    <style:style style:name="T9" style:family="text">
      <style:text-properties style:text-line-through-style="none" style:text-underline-style="none" style:text-blinking="false"/>
    </style:style>
    <style:style style:name="fr1" style:family="graphic" style:parent-style-name="Graphics">
      <style:graphic-properties fo:margin-left="0.079cm" fo:margin-right="0.079cm" fo:margin-top="0.079cm" fo:margin-bottom="0.079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607304299927518840" text:style-name="L1">
        <text:list-item>
          <text:p text:style-name="P13"><text:span text:style-name="Strong_20_Emphasis">Wstęp</text:span> 1.1. Cel pracy<text:line-break/>1.2. Zakres pracy<text:line-break/>1.3. Metodologia</text:p>
        </text:list-item>
      </text:list>
      <text:list xml:id="list2407773172085065216" text:style-name="L2">
        <text:list-item>
          <text:p text:style-name="P14"><text:span text:style-name="Strong_20_Emphasis">Podstawy teoretyczne</text:span> 2.1. Podstawy ruchu drogowego<text:line-break/>2.2. Sygnalizacja świetlna<text:line-break/>2.3. Algorytmy optymalizacji<text:line-break/>2.3.1. Algorytmy klasyczne<text:line-break/>2.3.2. Algorytmy heurystyczne<text:line-break/>2.3.3. Algorytmy sztucznej inteligencji</text:p>
        </text:list-item>
      </text:list>
      <text:list xml:id="list5473661840409224352" text:style-name="L3">
        <text:list-item>
          <text:p text:style-name="P15"><text:span text:style-name="Strong_20_Emphasis">Modelowanie ruchu drogowego</text:span> 3.1. Metody modelowania<text:line-break/>3.2. Narzędzia symulacyjne<text:line-break/>3.2.1. Symulacje mikroskopowe<text:line-break/>3.2.2. Symulacje makroskopowe</text:p>
        </text:list-item>
      </text:list>
      <text:list xml:id="list7518345622554518766" text:style-name="L4">
        <text:list-item>
          <text:p text:style-name="P16"><text:span text:style-name="Strong_20_Emphasis">Opis problemu</text:span> 4.1. Charakterystyka wybranego obszaru<text:line-break/>4.2. Dane wejściowe<text:line-break/>4.3. Parametry ruchu</text:p>
        </text:list-item>
      </text:list>
      <text:list xml:id="list2482808124510268622" text:style-name="L5">
        <text:list-item>
          <text:p text:style-name="P17"><text:span text:style-name="Strong_20_Emphasis">Algorytmy optymalizacji sterowania sygnalizacją świetlną</text:span> 5.1. Algorytm optymalizacji bazujący na sieciach neuronowych<text:line-break/>5.2. Algorytm optymalizacji genetycznej<text:line-break/>5.3. Algorytm optymalizacji na bazie teorii kolejek<text:line-break/>5.4. Porównanie algorytmów</text:p>
        </text:list-item>
      </text:list>
      <text:list xml:id="list5558722242105671453" text:style-name="L6">
        <text:list-item>
          <text:p text:style-name="P18"><text:span text:style-name="Strong_20_Emphasis">Symulacja i wyniki</text:span> 6.1. Środowisko symulacyjne<text:line-break/>6.2. Scenariusze symulacyjne<text:line-break/>6.3. Wyniki symulacji<text:line-break/>6.4. Analiza wyników</text:p>
        </text:list-item>
      </text:list>
      <text:list xml:id="list6754039762643174434" text:style-name="L7">
        <text:list-item>
          <text:p text:style-name="P19"><text:span text:style-name="Strong_20_Emphasis">Wnioski i rekomendacje</text:span> 7.1. Podsumowanie wyników<text:line-break/>7.2. Rekomendacje dla przyszłych badań<text:line-break/>7.3. Wnioski praktyczne</text:p>
        </text:list-item>
      </text:list>
      <text:list xml:id="list7334350139249497423" text:style-name="L8">
        <text:list-item>
          <text:p text:style-name="P20"><text:span text:style-name="Strong_20_Emphasis">Bibliografia</text:span></text:p>
        </text:list-item>
      </text:list>
      <text:list xml:id="list7146256475766222972" text:style-name="L9">
        <text:list-item>
          <text:p text:style-name="P21"><text:span text:style-name="Strong_20_Emphasis">Załączniki</text:span> 9.1. Kody źródłowe<text:line-break/>9.2. Dodatkowe wyniki symulacji<text:line-break/>9.3. Inne materiały pomocnicze</text:p>
        </text:list-item>
      </text:list>
      <text:p text:style-name="Standard"/>
      <text:p text:style-name="Standard"/>
      <text:p text:style-name="Standard"/>
      <text:p text:style-name="Standard"/>
      <text:p text:style-name="Standard">--------------------------------</text:p>
      <text:h text:style-name="Heading_20_3" text:outline-level="3">2.2. Sygnalizacja świetlna</text:h>
      <text:h text:style-name="Heading_20_4" text:outline-level="4">2.2.1. Historia i rozwój sygnalizacji świetlnej</text:h>
      <text:list xml:id="list7869970513540313786" text:style-name="L10">
        <text:list-item>
          <text:p text:style-name="P32">Początki sygnalizacji świetlnej</text:p>
        </text:list-item>
        <text:list-item>
          <text:p text:style-name="P32">Rozwój technologii sygnalizacyjnych</text:p>
        </text:list-item>
        <text:list-item>
          <text:p text:style-name="P22">Wprowadzenie nowoczesnych systemów sygnalizacyjnych</text:p>
        </text:list-item>
      </text:list>
      <text:h text:style-name="Heading_20_4" text:outline-level="4"><text:soft-page-break/>2.2.2. Typy sygnalizacji świetlnej</text:h>
      <text:list xml:id="list7369004073050642523" text:style-name="L11">
        <text:list-item>
          <text:p text:style-name="P33">Sygnalizacja stałoczasowa</text:p>
        </text:list-item>
        <text:list-item>
          <text:p text:style-name="P33">Sygnalizacja zmiennoczasowa</text:p>
        </text:list-item>
        <text:list-item>
          <text:p text:style-name="P23">Sygnalizacja adaptacyjna</text:p>
        </text:list-item>
      </text:list>
      <text:h text:style-name="Heading_20_4" text:outline-level="4">2.2.3. Elementy składowe sygnalizacji świetlnej</text:h>
      <text:list xml:id="list4798142243222726183" text:style-name="L12">
        <text:list-item>
          <text:p text:style-name="P34">Sygnalizatory (światła czerwone, żółte, zielone)</text:p>
        </text:list-item>
        <text:list-item>
          <text:p text:style-name="P34">Czujniki ruchu (detektory pętli indukcyjnych, kamery, czujniki radarowe)</text:p>
        </text:list-item>
        <text:list-item>
          <text:p text:style-name="P24">Kontrolery sygnalizacji (sterowniki, jednostki centralne)</text:p>
        </text:list-item>
      </text:list>
      <text:h text:style-name="Heading_20_4" text:outline-level="4">2.2.4. Zasady działania sygnalizacji świetlnej</text:h>
      <text:list xml:id="list3007342768124593868" text:style-name="L13">
        <text:list-item>
          <text:p text:style-name="P35">Podstawowe fazy sygnalizacji</text:p>
        </text:list-item>
        <text:list-item>
          <text:p text:style-name="P35">Programowanie cykli sygnalizacji</text:p>
        </text:list-item>
        <text:list-item>
          <text:p text:style-name="P25">Synchronizacja sygnalizacji na skrzyżowaniach</text:p>
        </text:list-item>
      </text:list>
      <text:h text:style-name="Heading_20_4" text:outline-level="4">2.2.5. Wpływ sygnalizacji świetlnej na ruch drogowy</text:h>
      <text:list xml:id="list8618158753013794256" text:style-name="L14">
        <text:list-item>
          <text:p text:style-name="P36">Poprawa płynności ruchu</text:p>
        </text:list-item>
        <text:list-item>
          <text:p text:style-name="P36">Redukcja liczby wypadków</text:p>
        </text:list-item>
        <text:list-item>
          <text:p text:style-name="P26">Oddziaływanie na emisję spalin i zużycie paliwa</text:p>
        </text:list-item>
      </text:list>
      <text:h text:style-name="Heading_20_4" text:outline-level="4">2.2.6. Technologie i innowacje w sygnalizacji świetlnej</text:h>
      <text:list xml:id="list2662892656801244327" text:style-name="L15">
        <text:list-item>
          <text:p text:style-name="P37">Inteligentne systemy transportowe (ITS)</text:p>
        </text:list-item>
        <text:list-item>
          <text:p text:style-name="P37">Sygnalizacja oparta na komunikacji V2X (Vehicle-to-Everything)</text:p>
        </text:list-item>
        <text:list-item>
          <text:p text:style-name="P27">Adaptacyjne systemy sterowania ruchem (np. SCATS, SCOOT)</text:p>
        </text:list-item>
      </text:list>
      <text:h text:style-name="Heading_20_4" text:outline-level="4">2.2.7. Przyszłość sygnalizacji świetlnej</text:h>
      <text:list xml:id="list8282290573940521785" text:style-name="L16">
        <text:list-item>
          <text:p text:style-name="P38">Sygnalizacja w kontekście pojazdów autonomicznych</text:p>
        </text:list-item>
        <text:list-item>
          <text:p text:style-name="P38">Trendy i kierunki rozwoju</text:p>
        </text:list-item>
        <text:list-item>
          <text:p text:style-name="P28">Integracja z nowymi technologiami (IoT, Big Data)</text:p>
        </text:list-item>
      </text:list>
      <text:h text:style-name="Heading_20_4" text:outline-level="4">2.2.8. Przykłady wdrożeń i case studies</text:h>
      <text:list xml:id="list4410944804308205685" text:style-name="L17">
        <text:list-item>
          <text:p text:style-name="P39">Analiza wybranych miast i rozwiązań</text:p>
        </text:list-item>
        <text:list-item>
          <text:p text:style-name="P29">Studia przypadków sukcesów i porażek</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Standard">WSTĘP</text:p>
      <text:p text:style-name="P1"><text:soft-page-break/>Ramy symulacji ruchu drogowego stanowią pomocne narzędzie do udzielania odpowiedzi na złożone pytania badawcze, oceny lub testowania strategii zarządzania ruchem i ich wpływu. Narzędzia do symulacji ruchu drogowego można podzielić głównie na cztery różne grupy [17]: </text:p>
      <text:list xml:id="list3979970160347591351" text:style-name="L18">
        <text:list-item>
          <text:p text:style-name="P11">Makroskopowe: symulowana jest średnia dynamika pojazdu, taka jak natężenie ruchu</text:p>
        </text:list-item>
        <text:list-item>
          <text:p text:style-name="P12">Mikroskopowe: każdy pojazd i jego dynamika są modelowane indywidualnie </text:p>
        </text:list-item>
        <text:list-item>
          <text:p text:style-name="P11">Mezoskopowe: mieszanka modelu makroskopowego i mikroskopowego</text:p>
        </text:list-item>
        <text:list-item>
          <text:p text:style-name="P11">Submikroskopowe: każdy pojazd, a także funkcje wewnątrz pojazdu są wyraźnie symulowane, np. zmiana biegów</text:p>
        </text:list-item>
        <text:list-item>
          <text:p text:style-name="P11">Dane o ruchu zagregowane za pośrednictwem elementów sieci (krawędzi lub pasów ruchu) • Dane o ruchu zagregowane podczas całej podróży pojazdu lub osoby • Protokoły przełączania sygnalizacji świetlnej • Dane o ruchu zagregowane dla całej symulacji • Emisje, zużycie energii itd.</text:p>
        </text:list-item>
      </text:list>
      <text:p text:style-name="P1"/>
      <text:p text:style-name="P1">Dostępnych jest kilka mikroskopijnych narzędzi symulacyjnych, które wspierają ocenę pytań badawczych. Na przykład Simulation PTV Vissim jest komercyjnym pakietem oprogramowania, który jest dobrze znany i używany [7]. PTV Vissim jest dobrze obsługiwany i zapewnia przyjazny dla użytkownika interfejs z wizualizacją 3D. W przeciwieństwie do komercyjnego oprogramowania PTV Vissim, symulacja ruchu drogowego MATSim jest oprogramowaniem typu open source i jest dostępna bezpłatnie w Internecie [14] 1 .</text:p>
      <text:p text:style-name="P1"/>
      <text:p text:style-name="P1">Aby zasymulować ruch uliczny, potrzebnych jest kilka elementów. Najważniejsze z nich to: • Dane sieciowe (np. drogi i chodniki) • Dodatkowa infrastruktura drogowa (np. sygnalizacja świetlna) • Zapotrzebowanie na ruch Razem elementy te tworzą scenariusz symulacji. Ponieważ modele symulacji ruchu drogowego są zwykle używane do zachowań stochastycznych, sensowne jest wielokrotne symulowanie takiego scenariusza i wyciąganie wniosków statystycznych.</text:p>
      <text:p text:style-name="P1"/>
      <text:p text:style-name="P1">o Ilościowa ocena scenariusza symulacji zapewnia szeroki wachlarz plików wyjściowych, które można włączać selektywnie, takich jak: • Trajektorie pojazdów (pozycje i prędkości) • Dane o ruchu zebrane z modelowanych detektorów</text:p>
      <text:p text:style-name="P1"/>
      <text:p text:style-name="P1"/>
      <text:p text:style-name="P1">Te pliki wyjściowe można wizualizować za pomocą narzędzi SUMO lub importować do innych aplikacji. Aby w tym pomóc, SUMO udostępnia również narzędzia do konwersji plików wyjściowych na inne formaty i importowania ich za pomocą Pythona lub Matlaba. II</text:p>
      <text:p text:style-name="P1"/>
      <text:p text:style-name="Standard"><text:a xlink:type="simple" xlink:href="https://elib.dlr.de/127994/1/08569938.pdf" text:style-name="Internet_20_link" text:visited-style-name="Visited_20_Internet_20_Link">Microscopic Traffic Simulation using SUMO (dlr.de)</text:a> </text:p>
      <text:p text:style-name="Standard"/>
      <text:h text:style-name="P10" text:outline-level="1">Teoria sieci – cześcią teorii grafów</text:h>
      <text:p text:style-name="Text_20_body"><text:a xlink:type="simple" xlink:href="https://en.wikipedia.org/wiki/Network_theory" text:style-name="Internet_20_link" text:visited-style-name="Visited_20_Internet_20_Link"><text:span text:style-name="T2">Teoria sieci – Wikipedia, wolna encyklopedia</text:span></text:a><text:span text:style-name="T2"> </text:span></text:p>
      <text:p text:style-name="Text_20_body"/>
      <text:p text:style-name="P5">======================================================</text:p>
      <text:h text:style-name="P10" text:outline-level="1"><text:bookmark text:name="firstHeading1"/>Mikrosymulacja</text:h>
      <text:p text:style-name="Text_20_body"><text:a xlink:type="simple" xlink:href="https://en.wikipedia.org/wiki/Microsimulation" text:style-name="Internet_20_link" text:visited-style-name="Visited_20_Internet_20_Link"><text:span text:style-name="T2">Mikrosymulacja – Wikipedia, wolna encyklopedia</text:span></text:a><text:span text:style-name="T2"> </text:span></text:p>
      <text:p text:style-name="P5"/>
      <text:p text:style-name="Text_20_body"/>
      <text:p text:style-name="P5">======================================================</text:p>
      <text:h text:style-name="P10" text:outline-level="1"><text:soft-page-break/></text:h>
      <text:h text:style-name="P10" text:outline-level="1"><text:bookmark text:name="firstHeading"/>Microscopic traffic flow model</text:h>
      <text:p text:style-name="Text_20_body"><text:a xlink:type="simple" xlink:href="https://en.wikipedia.org/wiki/Microscopic_traffic_flow_model" text:style-name="Internet_20_link" text:visited-style-name="Visited_20_Internet_20_Link"><text:span text:style-name="T2">Microscopic traffic flow model - Wikipedia</text:span></text:a><text:span text:style-name="T2"> </text:span></text:p>
      <text:p text:style-name="P4"/>
      <text:h text:style-name="Heading_20_2" text:outline-level="2"><text:bookmark text:name="Traffic_microsimulation"/><text:span text:style-name="T1">Mikrosymulacja ruchu drogowego</text:span><text:span text:style-name="T4">[</text:span><text:a xlink:type="simple" xlink:href="https://en.wikipedia.org/w/index.php?title=Microsimulation&amp;action=edit&amp;section=3" text:style-name="Internet_20_link" text:visited-style-name="Visited_20_Internet_20_Link"><text:span text:style-name="T3">edytuj]</text:span></text:a></text:h>
      <text:p text:style-name="P6"><text:span text:style-name="T9"><draw:a xlink:type="simple" xlink:href="https://en.wikipedia.org/wiki/File:UK_Roundabout_8_Cars.gif"><draw:frame draw:style-name="fr1" draw:name="grafika1" text:anchor-type="as-char" svg:width="5.891cm" svg:height="5.891cm" draw:z-index="0"><draw:image xlink:href="https://upload.wikimedia.org/wikipedia/commons/thumb/e/ec/UK_Roundabout_8_Cars.gif/220px-UK_Roundabout_8_Cars.gif" xlink:type="simple" xlink:show="embed" xlink:actuate="onLoad"/></draw:frame></draw:a></text:span>widok typowej mikrosymulacyjnej animacji 2D. Na zdjęciu <text:a xlink:type="simple" xlink:href="https://en.wikipedia.org/wiki/Roundabout" text:style-name="Internet_20_link" text:visited-style-name="Visited_20_Internet_20_Link"><text:span text:style-name="T9">rondo</text:span></text:a> w kraju, w którym obowiązuje <text:a xlink:type="simple" xlink:href="https://en.wikipedia.org/wiki/Right-_and_left-hand_traffic" text:style-name="Internet_20_link" text:visited-style-name="Visited_20_Internet_20_Link"><text:span text:style-name="T9">ruch lewostronny</text:span></text:a>.</text:p>
      <text:p text:style-name="P7"><text:span text:style-name="T5">Mikrosymulacja jest również </text:span><text:a xlink:type="simple" xlink:href="https://en.wikipedia.org/wiki/Traffic_modelling" text:style-name="Internet_20_link" text:visited-style-name="Visited_20_Internet_20_Link"><text:span text:style-name="T6">wykorzystywana w modelowaniu ruchu drogowego</text:span></text:a><text:span text:style-name="T5"> i jest typowym przykładem pakietów oprogramowania, takich jak </text:span><text:a xlink:type="simple" xlink:href="https://en.wikipedia.org/wiki/TransModeler" text:style-name="Internet_20_link" text:visited-style-name="Visited_20_Internet_20_Link"><text:span text:style-name="T6">TransModeler</text:span></text:a><text:span text:style-name="T5">, </text:span><text:a xlink:type="simple" xlink:href="https://en.wikipedia.org/wiki/PTV_VISSIM" text:style-name="Internet_20_link" text:visited-style-name="Visited_20_Internet_20_Link"><text:span text:style-name="T6">PTV VISSIM</text:span></text:a><text:span text:style-name="T5">, </text:span><text:a xlink:type="simple" xlink:href="https://en.wikipedia.org/wiki/CORSIM" text:style-name="Internet_20_link" text:visited-style-name="Visited_20_Internet_20_Link"><text:span text:style-name="T6">TSIS-CORSIM,</text:span></text:a><text:span text:style-name="T5"> Cube Dynasim, </text:span><text:a xlink:type="simple" xlink:href="https://en.wikipedia.org/w/index.php?title=LISA%2B&amp;action=edit&amp;redlink=1" text:style-name="Internet_20_link" text:visited-style-name="Visited_20_Internet_20_Link"><text:span text:style-name="T6">LISA+</text:span></text:a><text:span text:style-name="T5">, </text:span><text:a xlink:type="simple" xlink:href="https://en.wikipedia.org/wiki/Quadstone_Paramics" text:style-name="Internet_20_link" text:visited-style-name="Visited_20_Internet_20_Link"><text:span text:style-name="T6">Quadstone Paramics</text:span></text:a><text:span text:style-name="T5">, SiAS </text:span><text:a xlink:type="simple" xlink:href="https://www.paramics.co.uk/" text:style-name="Internet_20_link" text:visited-style-name="Visited_20_Internet_20_Link"><text:span text:style-name="T7">Paramics</text:span></text:a><text:span text:style-name="T5">, Simtraffic, </text:span><text:a xlink:type="simple" xlink:href="https://en.wikipedia.org/wiki/Aimsun" text:style-name="Internet_20_link" text:visited-style-name="Visited_20_Internet_20_Link"><text:span text:style-name="T6">Aimsun</text:span></text:a><text:span text:style-name="T5"> i </text:span><text:a xlink:type="simple" xlink:href="https://en.wikipedia.org/wiki/MATSim" text:style-name="Internet_20_link" text:visited-style-name="Visited_20_Internet_20_Link"><text:span text:style-name="T6">MATSim</text:span></text:a><text:span text:style-name="T5">. </text:span><text:a xlink:type="simple" xlink:href="https://en.wikipedia.org/w/index.php?title=Analytical_modelling&amp;action=edit&amp;redlink=1" text:style-name="Internet_20_link" text:visited-style-name="Visited_20_Internet_20_Link"><text:span text:style-name="T6">Oprogramowanie do modelowania analitycznego</text:span></text:a><text:span text:style-name="T5">, takie jak </text:span><text:a xlink:type="simple" xlink:href="https://en.wikipedia.org/wiki/LINSIG" text:style-name="Internet_20_link" text:visited-style-name="Visited_20_Internet_20_Link"><text:span text:style-name="T6">LINSIG</text:span></text:a><text:span text:style-name="T5">, </text:span><text:a xlink:type="simple" xlink:href="https://en.wikipedia.org/w/index.php?title=Transyt&amp;action=edit&amp;redlink=1" text:style-name="Internet_20_link" text:visited-style-name="Visited_20_Internet_20_Link"><text:span text:style-name="T6">TRANSYT</text:span></text:a><text:span text:style-name="T5">, </text:span><text:a xlink:type="simple" xlink:href="https://en.wikipedia.org/wiki/TRANSYT-7F" text:style-name="Internet_20_link" text:visited-style-name="Visited_20_Internet_20_Link"><text:span text:style-name="T6">TRANSYT-7F</text:span></text:a><text:span text:style-name="T5"> czy </text:span><text:a xlink:type="simple" xlink:href="https://en.wikipedia.org/wiki/Sidra_Intersection" text:style-name="Internet_20_link" text:visited-style-name="Visited_20_Internet_20_Link"><text:span text:style-name="T6">SIDRA INTERSECTION</text:span></text:a><text:span text:style-name="T5">, reprezentuje inną klasę modeli opartych na algorytmach matematycznych reprezentujących kombinacje elementów modelu ruchu.</text:span></text:p>
      <text:p text:style-name="P8">Modele mikrosymulacyjne ruchu symulują zachowanie poszczególnych pojazdów w obrębie predefiniowanej sieci drogowej i są wykorzystywane do przewidywania prawdopodobnego wpływu zmian we wzorcach ruchu wynikających ze zmian w przepływie ruchu lub zmian w środowisku fizycznym.</text:p>
      <text:p text:style-name="P9"><text:span text:style-name="T5">Mikrosymulacja ma największą siłę w modelowaniu zatłoczonych sieci drogowych ze względu na możliwość symulacji warunków kolejkowania. Modele mikrosymulacyjne będą nadal dostarczać wyników przy wysokim stopniu nasycenia, aż do punktu całkowitego zatoru. Ta funkcja sprawia, że tego typu modele są bardzo przydatne do analizowania operacji ruchu na obszarach miejskich i w centrach miast, w tym </text:span><text:a xlink:type="simple" xlink:href="https://en.wikipedia.org/wiki/Interchange_(road)" text:style-name="Internet_20_link" text:visited-style-name="Visited_20_Internet_20_Link"><text:span text:style-name="T6">węzłów</text:span></text:a><text:span text:style-name="T5">, </text:span><text:a xlink:type="simple" xlink:href="https://en.wikipedia.org/wiki/Roundabout" text:style-name="Internet_20_link" text:visited-style-name="Visited_20_Internet_20_Link"><text:span text:style-name="T6">rond</text:span></text:a><text:span text:style-name="T5">, </text:span><text:a xlink:type="simple" xlink:href="https://en.wikipedia.org/wiki/Intersection_(road)" text:style-name="Internet_20_link" text:visited-style-name="Visited_20_Internet_20_Link"><text:span text:style-name="T6">skrzyżowań</text:span></text:a><text:span text:style-name="T5"> </text:span><text:a xlink:type="simple" xlink:href="https://en.wikipedia.org/wiki/Uncontrolled_intersection" text:style-name="Internet_20_link" text:visited-style-name="Visited_20_Internet_20_Link"><text:span text:style-name="T6">niesygnalizowanych</text:span></text:a><text:span text:style-name="T5"> i sygnalizowanych, korytarzy koordynowanych </text:span><text:a xlink:type="simple" xlink:href="https://en.wikipedia.org/wiki/Traffic_light" text:style-name="Internet_20_link" text:visited-style-name="Visited_20_Internet_20_Link"><text:span text:style-name="T6">sygnalizacji</text:span></text:a><text:span text:style-name="T5"> i sieci obszarów. </text:span><text:bookmark text:name="cite_ref-6"/><text:a xlink:type="simple" xlink:href="https://en.wikipedia.org/wiki/Microsimulation#cite_note-6" text:style-name="Internet_20_link" text:visited-style-name="Visited_20_Internet_20_Link"><text:span text:style-name="T8">[6]</text:span></text:a><text:span text:style-name="T5"> Mikrosymulacja odzwierciedla również nawet stosunkowo niewielkie zmiany w środowisku fizycznym, takie jak zwężenie pasów ruchu lub przesunięcie linii zatrzymania na skrzyżowaniach.</text:span></text:p>
      <text:p text:style-name="P7"><text:span text:style-name="T5">W ostatnich latach modelowanie mikrosymulacyjne zyskało na popularności ze względu na możliwość wizualnego przedstawiania przewidywanych zachowań na drodze za pomocą </text:span><text:a xlink:type="simple" xlink:href="https://en.wikipedia.org/wiki/3D_animation" text:style-name="Internet_20_link" text:visited-style-name="Visited_20_Internet_20_Link"><text:span text:style-name="T6">animacji 3D</text:span></text:a><text:span text:style-name="T5">, umożliwiając laikom, takim jak </text:span><text:a xlink:type="simple" xlink:href="https://en.wikipedia.org/wiki/Politician" text:style-name="Internet_20_link" text:visited-style-name="Visited_20_Internet_20_Link"><text:span text:style-name="T6">politycy</text:span></text:a><text:span text:style-name="T5"> i ogół społeczeństwa, pełne zrozumienie wpływu proponowanego systemu. Dalsze postępy w tej dziedzinie są czynione dzięki połączeniu danych z modeli mikrosymulacyjnych z animacją 3D o jakości kinowej oraz z rzeczywistością wirtualną przez takie firmy jak </text:span><text:a xlink:type="simple" xlink:href="https://en.wikipedia.org/w/index.php?title=FORUM8&amp;action=edit&amp;redlink=1" text:style-name="Internet_20_link" text:visited-style-name="Visited_20_Internet_20_Link"><text:span text:style-name="T6">FORUM8</text:span></text:a><text:span text:style-name="T5"> w Japonii.</text:span></text:p>
      <text:p text:style-name="Text_20_body"/>
      <text:p text:style-name="Text_20_body"><text:soft-page-break/></text:p>
      <text:p text:style-name="Text_20_body"/>
      <text:p text:style-name="P5">======================================================</text:p>
      <text:p text:style-name="Text_20_body"/>
      <text:p text:style-name="Text_20_body">Programy do symulacji</text:p>
      <text:p text:style-name="Text_20_body"><text:a xlink:type="simple" xlink:href="https://en.wikipedia.org/wiki/PTV_Vissim" text:style-name="Internet_20_link" text:visited-style-name="Visited_20_Internet_20_Link">PTV Vissim - Wikipedia</text:a> </text:p>
      <text:p text:style-name="Text_20_body"/>
      <text:p text:style-name="Text_20_body"/>
      <text:p text:style-name="P5">======================================================</text:p>
      <text:p text:style-name="Text_20_body"><text:a xlink:type="simple" xlink:href="https://eclipse.dev/sumo/about/" text:style-name="Internet_20_link" text:visited-style-name="Visited_20_Internet_20_Link"/></text:p>
      <text:p text:style-name="Text_20_body"><text:a xlink:type="simple" xlink:href="https://eclipse.dev/sumo/about/" text:style-name="Internet_20_link" text:visited-style-name="Visited_20_Internet_20_Link"/></text:p>
      <text:p text:style-name="Text_20_body"><text:a xlink:type="simple" xlink:href="https://eclipse.dev/sumo/about/" text:style-name="Internet_20_link" text:visited-style-name="Visited_20_Internet_20_Link">https://eclipse.dev/sumo/about/</text:a></text:p>
      <text:p text:style-name="P3">SUMO</text:p>
      <text:p text:style-name="Text_20_body">Eclipse SUMO to darmowy pakiet symulacji ruchu open source. Jest dostępny od 2001 roku i umożliwia modelowanie intermodalnych systemów ruchu - w tym pojazdów drogowych, transportu publicznego i pieszych. W zestawie SUMO znajduje się wiele narzędzi wspomagających, które automatyzują podstawowe zadania do tworzenia, wykonywania i oceny symulacji ruchu, takich jak import sieci, obliczenia tras, wizualizacja i obliczanie emisji. SUMO można poprawić za pomocą niestandardowych modeli i zapewnia różne interfejsy API do zdalnego sterowania symulacją symulacji.</text:p>
      <text:h text:style-name="Heading_20_1" text:outline-level="1"><text:bookmark text:name="application-areas"/>Obszary zastosowań</text:h>
      <text:p text:style-name="Text_20_body">SUMO zostało wykorzystane w kilku projektach do odpowiedzi na wiele różnych pytań badawczych:</text:p>
      <text:list xml:id="list1609555208823967233" text:style-name="L19">
        <text:list-item>
          <text:p text:style-name="P40">Ocena wydajności sygnalizacji świetlnej, w tym oceny nowoczesnych algorytmów, aż po ocenę cotygodniowych planów czasowych. </text:p>
        </text:list-item>
        <text:list-item>
          <text:p text:style-name="P40">Bada się wybór tras pojazdów, w tym opracowanie nowych metod, ocenę routingu ekologicznego w oparciu o emisję zanieczyszczeń oraz badania wpływów w sieci autonomicznej wybieranej trasy. </text:p>
        </text:list-item>
        <text:list-item>
          <text:p text:style-name="P40">SUMO zostało wykorzystane do zapewnienia prognoz ruchu dla władz Miasta Kolonii podczas wizyty papieża w 2005 roku i podczas Mistrzostw Świata w Piłce Nożnej 2006. </text:p>
        </text:list-item>
        <text:list-item>
          <text:p text:style-name="P40">SUMO było wykorzystywane do wspierania symulowanych zachowań telefonicznych w pojazdach w celu oceny wydajności nadzoru ruchu opartego na GSM. </text:p>
        </text:list-item>
        <text:list-item>
          <text:p text:style-name="P40">SUMO jest szeroko stosowany przez społeczność V2X zarówno dla, zapewniając realistyczne ślady pojazdów, jak i do oceny aplikacji w pętli on-line za pomocą symulatora sieciowego. </text:p>
        </text:list-item>
        <text:list-item>
          <text:p text:style-name="P40">Szkolenie AI z planów sygnalizacji świetlnej. </text:p>
        </text:list-item>
        <text:list-item>
          <text:p text:style-name="P40">Symulacja skutków ruchu pojazdów i plutonów. </text:p>
        </text:list-item>
        <text:list-item>
          <text:p text:style-name="P40">Symulacja i walidacja funkcji autonomicznej jazdy we współpracy z innymi symulatorami. </text:p>
        </text:list-item>
        <text:list-item>
          <text:p text:style-name="P40">Symulacja ruchu parkingowego. </text:p>
        </text:list-item>
        <text:list-item>
          <text:p text:style-name="P40">Symulacja ruchu kolejowego dla dyspozytorów pojazdów opartych na sztucznej inteligencji. </text:p>
        </text:list-item>
        <text:list-item>
          <text:p text:style-name="P40">Analiza bezpieczeństwa ruchu i ryzyka. </text:p>
        </text:list-item>
        <text:list-item>
          <text:p text:style-name="P30">Obliczanie emisji (smów i zanieczyszczeń). </text:p>
        </text:list-item>
      </text:list>
      <text:p text:style-name="Text_20_body"><text:soft-page-break/></text:p>
      <text:p text:style-name="Text_20_body"/>
      <text:h text:style-name="Heading_20_3" text:outline-level="3">Wynik</text:h>
      <text:p text:style-name="Text_20_body">Średni czas oczekiwania na pojazd wynosi około 5,561.68 sekund.</text:p>
      <text:h text:style-name="Heading_20_3" text:outline-level="3">Dlaczego jest to ważne?</text:h>
      <text:p text:style-name="Text_20_body">Średni czas oczekiwania na pojazd jest istotnym wskaźnikiem efektywności systemu transportowego. Wysoki średni czas oczekiwania może wskazywać na problemy w zarządzaniu ruchem, takie jak zbyt długie światła sygnalizacyjne, zatłoczone skrzyżowania lub inne problemy z płynnością ruchu. Analizowanie tego wskaźnika pomaga w identyfikacji obszarów do poprawy i optymalizacji infrastruktury drogowej.</text:p>
      <text:p text:style-name="Text_20_body">Podobne obliczenia można przeprowadzić dla innych wskaźników wydajności, takich jak średni czas przejazdu, średnia długość przejazdu i średnia prędkość przejazdu, korzystając z odpowiednich danych wejściowych i formuł.</text:p>
      <text:p text:style-name="Text_20_body"/>
      <text:p text:style-name="Text_20_body"/>
      <text:p text:style-name="P31">Badania stosowane</text:p>
      <text:p text:style-name="P31">badanie labolatorujne</text:p>
      <text:p text:style-name="P31">badania ilosciowe</text:p>
      <text:p text:style-name="P31"/>
      <text:p text:style-name="P31">inspiracja do badań</text:p>
      <text:p text:style-name="P31">cel badania</text:p>
      <text:p text:style-name="P31">pytania i hipotezy badawcze</text:p>
      <text:p text:style-name="P31">typ badania</text:p>
      <text:p text:style-name="P31">model badawcz</text:p>
      <text:p text:style-name="P31">operacjonalizacja zmiennych</text:p>
      <text:p text:style-name="P31">poziom pomiarów</text:p>
      <text:p text:style-name="P31">narzedzia badawcze</text:p>
      <text:p text:style-name="P31">grupa badawcza</text:p>
      <text:p text:style-name="P31">trafnosc badania</text:p>
      <text:p text:style-name="P31"/>
      <text:p text:style-name="Text_20_body"/>
      <text:p text:style-name="Text_20_body"/>
      <text:p text:style-name="Text_20_body"/>
      <text:p text:style-name="Text_20_body"/>
      <text:p text:style-name="Standard">Żródła</text:p>
      <text:p text:style-name="Standard"><text:a xlink:type="simple" xlink:href="https://elib.dlr.de/127994/1/08569938.pdf" text:style-name="Internet_20_link" text:visited-style-name="Visited_20_Internet_20_Link">Microscopic Traffic Simulation using SUMO (dlr.de)</text:a> </text:p>
      <text:p text:style-name="Text_20_body"><text:a xlink:type="simple" xlink:href="https://eclipse.dev/sumo/about/" text:style-name="Internet_20_link" text:visited-style-name="Visited_20_Internet_20_Link">https://eclipse.dev/sumo/about/</text:a></text:p>
      <text:p text:style-name="Text_20_body"/>
      <text:p text:style-name="Text_20_body"><text:soft-page-break/>ns3<text:line-break/><text:a xlink:type="simple" xlink:href="https://www.nsnam.org/docs/tutorial/html/index.html" text:style-name="Internet_20_link" text:visited-style-name="Visited_20_Internet_20_Link">https://www.nsnam.org/docs/tutorial/html/index.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nux Libertine" svg:font-family="'Linux Libertine', Georgia, Times, 'Source Serif Pro', serif"/>
    <style:font-face style:name="OpenSymbol" svg:font-family="OpenSymbol"/>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6-20T22:57:58.92</meta:creation-date>
    <dc:date>2024-08-06T17:07:12.67</dc:date>
    <meta:editing-duration>PT2H29M11S</meta:editing-duration>
    <meta:editing-cycles>8</meta:editing-cycles>
    <meta:generator>OpenOffice/4.1.13$Win32 OpenOffice.org_project/4113m1$Build-9810</meta:generator>
    <meta:document-statistic meta:table-count="0" meta:image-count="1" meta:object-count="0" meta:page-count="7" meta:paragraph-count="111" meta:word-count="1314" meta:character-count="10304"/>
    <dc:creator>rob smok</dc:creator>
  </office:meta>
</office:document-meta>
</file>